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 style:shadow="none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text-properties style:font-name="Inter" officeooo:paragraph-rsid="0156378f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8" style:family="paragraph" style:parent-style-name="Standard">
      <style:text-properties style:font-name="Inter" officeooo:paragraph-rsid="0190cd32"/>
    </style:style>
    <style:style style:name="P39" style:family="paragraph" style:parent-style-name="Standard">
      <style:text-properties style:font-name="Inter" officeooo:paragraph-rsid="018f5afd"/>
    </style:style>
    <style:style style:name="P40" style:family="paragraph" style:parent-style-name="Standard">
      <style:text-properties style:font-name="Inter" officeooo:paragraph-rsid="01871c9e"/>
    </style:style>
    <style:style style:name="P41" style:family="paragraph" style:parent-style-name="Standard">
      <style:text-properties style:font-name="Inter" officeooo:paragraph-rsid="018061f8"/>
    </style:style>
    <style:style style:name="P42" style:family="paragraph" style:parent-style-name="Standard">
      <style:text-properties style:font-name="Inter" officeooo:paragraph-rsid="016f1dab"/>
    </style:style>
    <style:style style:name="P43" style:family="paragraph" style:parent-style-name="Standard">
      <style:text-properties officeooo:paragraph-rsid="0192b585"/>
    </style:style>
    <style:style style:name="P44" style:family="paragraph" style:parent-style-name="Standard">
      <style:text-properties officeooo:paragraph-rsid="0190cd32"/>
    </style:style>
    <style:style style:name="P45" style:family="paragraph" style:parent-style-name="Standard">
      <style:text-properties officeooo:paragraph-rsid="018f5afd"/>
    </style:style>
    <style:style style:name="P46" style:family="paragraph" style:parent-style-name="Standard">
      <style:text-properties officeooo:paragraph-rsid="018061f8"/>
    </style:style>
    <style:style style:name="P47" style:family="paragraph" style:parent-style-name="Standard">
      <style:text-properties officeooo:paragraph-rsid="016f1dab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6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1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2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9a0109" style:font-weight-asian="normal" style:font-weight-complex="normal"/>
    </style:style>
    <style:style style:name="P79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80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8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1475f55" style:font-weight-asian="normal" style:font-weight-complex="normal"/>
    </style:style>
    <style:style style:name="T108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9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1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2" style:family="text">
      <style:text-properties officeooo:rsid="0094c2de"/>
    </style:style>
    <style:style style:name="T113" style:family="text">
      <style:text-properties officeooo:rsid="00e1f740"/>
    </style:style>
    <style:style style:name="T114" style:family="text">
      <style:text-properties fo:color="#000000" style:font-name="Inter" style:text-underline-style="none"/>
    </style:style>
    <style:style style:name="T115" style:family="text">
      <style:text-properties officeooo:rsid="0134be7f"/>
    </style:style>
    <style:style style:name="T116" style:family="text">
      <style:text-properties officeooo:rsid="014965fe"/>
    </style:style>
    <style:style style:name="T117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18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9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1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2" style:family="text">
      <style:text-properties style:font-name="Inter" fo:font-size="10pt" style:font-size-asian="10pt" style:font-size-complex="10pt"/>
    </style:style>
    <style:style style:name="T123" style:family="text">
      <style:text-properties style:font-name="Inter" fo:font-size="10pt" officeooo:rsid="0102247f" style:font-size-asian="10pt" style:font-size-complex="10pt"/>
    </style:style>
    <style:style style:name="T124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9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2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3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4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" fo:font-size="10pt" style:font-name-asian="Roboto2" style:font-size-asian="10pt" style:font-name-complex="Roboto2" style:font-size-complex="10pt"/>
    </style:style>
    <style:style style:name="T158" style:family="text">
      <style:text-properties officeooo:rsid="0169bda9"/>
    </style:style>
    <style:style style:name="T159" style:family="text">
      <style:text-properties fo:color="#0066b3" style:font-name="Inter" style:text-underline-style="solid" style:text-underline-width="auto" style:text-underline-color="font-color"/>
    </style:style>
    <style:style style:name="T160" style:family="text">
      <style:text-properties style:font-name="Inter Extra Bold"/>
    </style:style>
    <style:style style:name="T161" style:family="text">
      <style:text-properties officeooo:rsid="0190cd32"/>
    </style:style>
    <style:style style:name="T162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3" style:family="text">
      <style:text-properties officeooo:rsid="014ff28a"/>
    </style:style>
    <style:style style:name="T164" style:family="text">
      <style:text-properties style:text-underline-style="none" fo:font-weight="bold" style:font-weight-asian="bold" style:font-weight-complex="bold"/>
    </style:style>
    <style:style style:name="T165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09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40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0"><text:span text:style-name="T112">R</text:span>ICHARD <text:span text:style-name="T158">S. </text:span>ZHU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<text:a xlink:type="simple" xlink:href="mailto:rszhu@berkeley.edu" text:style-name="Internet_20_link" text:visited-style-name="Visited_20_Internet_20_Link"><text:span text:style-name="T114">rszhu@berkeley.edu</text:span></text:a></text:p>
            <text:p text:style-name="P30">858-371-8838</text:p>
            <text:p text:style-name="P29">Berkeley, CA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><text:a xlink:type="simple" xlink:href="https://www.linkedin.com/in/rszhu/" text:style-name="Internet_20_link" text:visited-style-name="Visited_20_Internet_20_Link"><text:span text:style-name="T159">linkedin.com/in/rszhu</text:span></text:a></text:p>
            <text:p text:style-name="P31"><text:a xlink:type="simple" xlink:href="https://github.com/richardszhu" text:style-name="Internet_20_link" text:visited-style-name="Visited_20_Internet_20_Link"><text:span text:style-name="T159">github.com/richardszhu</text:span></text:a></text:p>
            <text:p text:style-name="P32"><text:a xlink:type="simple" xlink:href="https://www.ocf.berkeley.edu/~rszhu/" text:style-name="Internet_20_link" text:visited-style-name="Visited_20_Internet_20_Link"><text:span text:style-name="T159">ocf.io/rszhu</text:span></text:a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EDUCATION</text:p>
          </table:table-cell>
          <table:table-cell table:style-name="Table5.A1" office:value-type="string">
            <text:p text:style-name="P1">University of California, Berkeley</text:p>
            <text:p text:style-name="P19"><text:span text:style-name="T35">B.A. Computer </text:span><text:span text:style-name="T149">Science</text:span><text:span text:style-name="T35"> </text:span><text:span text:style-name="T10"><text:s text:c="20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9"><text:span text:style-name="T42"><text:s/></text:span><text:span text:style-name="T43">GPA </text:span><text:span text:style-name="T38">3.90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1"><text:span text:style-name="T166">Top Margin : 0</text:span></text:p><text:p text:style-name="P81"><text:span text:style-name="T166">Bottom Margin : 0</text:span></text:p></office:annotation><text:span text:style-name="T32">Relevant Coursework:</text:span><office:annotation-end office:name="__Annotation__905_40995002133"/><text:span text:style-name="T33"> </text:span><text:span text:style-name="T44">Data Structures, </text:span><text:span text:style-name="T45">Structure of Computer Programs</text:span><text:span text:style-name="T35">,</text:span><text:span text:style-name="T36"> </text:span><text:span text:style-name="T37">Linear Algebra &amp; Circuits</text:span><text:span text:style-name="T35"> </text:span><text:span text:style-name="T10"><text:s text:c="20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9">EXPERIENCE</text:p>
          </table:table-cell>
          <table:table-cell table:style-name="Table6.A1" office:value-type="string">
            <text:p text:style-name="P17"><text:span text:style-name="T118">California PATH </text:span><text:span text:style-name="T119">(</text:span><text:span text:style-name="Strong_20_Emphasis"><text:span text:style-name="T122">Partners for Advanced Transportation Technology</text:span></text:span><text:span text:style-name="Strong_20_Emphasis"><text:span text:style-name="T123">) </text:span></text:span></text:p>
            <text:p text:style-name="P20"><text:span text:style-name="T30">Research Assistant</text:span><text:span text:style-name="T10"> <text:s text:c="26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2"><text:s/></text:span><text:span text:style-name="T41">Berkeley</text:span><text:span text:style-name="T40">, CA</text:span></text:p>
            <text:p text:style-name="P22"><text:span text:style-name="T22"><text:s/></text:span><text:span text:style-name="T24">Oct</text:span><text:span text:style-name="T23">.</text:span><text:span text:style-name="T26"> 201</text:span><text:span text:style-name="T28">9</text:span><text:span text:style-name="T26"> — </text:span><text:span text:style-name="T27">Present</text:span></text:p>
          </table:table-cell>
        </table:table-row>
      </table:table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4"/>
          </table:table-cell>
          <table:table-cell table:style-name="Table11.A1" office:value-type="string">
            <text:list xml:id="list1903987317" text:style-name="L1">
              <text:list-item>
                <text:p text:style-name="P61"><text:span text:style-name="T133">Helped e</text:span><text:span text:style-name="T124">valuate potential safety impacts</text:span><text:span text:style-name="T125"> </text:span><text:span text:style-name="T126">o</text:span><text:span text:style-name="T124">f </text:span><text:span text:style-name="T131">the</text:span><text:span text:style-name="T125"> </text:span><text:span text:style-name="T126">Caltrans-</text:span><text:span text:style-name="T132">proposed</text:span><text:span text:style-name="T127"> “</text:span><text:span text:style-name="T126">Yellow Alert”</text:span><text:span text:style-name="T128"> </text:span><text:span text:style-name="T131">high</text:span><text:span text:style-name="T128">way </text:span><text:span text:style-name="T129">messag</text:span><text:span text:style-name="T130">e</text:span><text:span text:style-name="T126"> system</text:span><text:span text:style-name="T128"> </text:span><text:span text:style-name="Strong_20_Emphasis"><text:span text:style-name="T134">by automating portions</text:span></text:span><text:span text:style-name="T133"> of the data collection and analysis process</text:span></text:p>
              </text:list-item>
              <text:list-item>
                <text:p text:style-name="P63"><text:span text:style-name="T50">S</text:span><text:span text:style-name="T51">ynced</text:span><text:span text:style-name="T46"> </text:span><text:span text:style-name="T51">position</text:span><text:span text:style-name="T52">al</text:span><text:span text:style-name="T47">, </text:span><text:span text:style-name="T52">sensor</text:span><text:span text:style-name="T47">, and </text:span><text:span text:style-name="T52">behavioral</text:span><text:span text:style-name="T46"> data </text:span><text:span text:style-name="T50">collected </text:span><text:span text:style-name="T46">from </text:span><text:span text:style-name="T56">driving</text:span><text:span text:style-name="T49"> </text:span><text:span text:style-name="T46">simulation</text:span><text:span text:style-name="T47"> </text:span><text:span text:style-name="T56">experiments</text:span></text:p>
              </text:list-item>
              <text:list-item>
                <text:p text:style-name="P63"><text:span text:style-name="Strong_20_Emphasis"><text:span text:style-name="T53">Wrote Python scripts to </text:span></text:span><text:span text:style-name="Strong_20_Emphasis"><text:span text:style-name="T48">extract key points from trial data sets, utilizing Python statistics libraries</text:span></text:span></text:p>
              </text:list-item>
              <text:list-item>
                <text:p text:style-name="P64"><text:span text:style-name="Strong_20_Emphasis"><text:span text:style-name="T58">Worked with</text:span></text:span><text:span text:style-name="Strong_20_Emphasis"><text:span text:style-name="T57"> thousands of data points from over 40 unique driver trials</text:span></text:span></text:p>
              </text:list-item>
            </text:list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18"><text:span text:style-name="Strong_20_Emphasis"><text:span text:style-name="T119">Gateways Summer School</text:span></text:span><text:span text:style-name="Strong_20_Emphasis"><text:span text:style-name="T123"> </text:span></text:span></text:p>
            <text:p text:style-name="P21"><text:span text:style-name="T29">Teaching </text:span><text:span text:style-name="T31">Assistant</text:span><text:span text:style-name="T34"> <text:s text:c="2"/></text:span><text:span text:style-name="T10"><text:s text:c="27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12.A1" office:value-type="string">
            <text:p text:style-name="P4">San Diego, CA</text:p>
            <text:p text:style-name="P23"><text:span text:style-name="T22"><text:s/>Jul.</text:span><text:span text:style-name="T26"> 2018 — Aug. 2018</text:span></text:p>
          </table:table-cell>
        </table:table-row>
      </table:table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list xml:id="list132325980585494" text:continue-numbering="true" text:style-name="L1">
              <text:list-item>
                <text:p text:style-name="P62"><text:span text:style-name="T135">Aided Architecture &amp; Engineering teacher with giving lessons and </text:span><text:span text:style-name="T136">explaining </text:span><text:span text:style-name="T137">provided</text:span><text:span text:style-name="T136"> examples</text:span></text:p>
              </text:list-item>
              <text:list-item>
                <text:p text:style-name="P70">Guided 30 students on their projects and supervised them during break, learning, and work times</text:p>
              </text:list-item>
            </text:list>
          </table:table-cell>
        </table:table-row>
      </table:table>
      <text:p text:style-name="P4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8"><office:annotation office:name="__Annotation__1352_1647437908"><dc:creator>Unknown Author</dc:creator><dc:date>2020-01-04T16:43:11.210977179</dc:date><text:p text:style-name="P81"><text:span text:style-name="T167">Projects all one table except HEADER</text:span></text:p></office:annotation><text:span text:style-name="T160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3">(</text:span></text:span><text:span text:style-name="Strong_20_Emphasis"><text:span text:style-name="T11">Python</text:span></text:span><text:span text:style-name="Strong_20_Emphasis"><text:span text:style-name="T13">)</text:span></text:span></text:p>
            <text:list xml:id="list132326144621722" text:continue-numbering="true" text:style-name="L1">
              <text:list-item>
                <text:p text:style-name="P69"><text:span text:style-name="T78">Won </text:span><text:span text:style-name="T79">the </text:span><text:span text:style-name="T80">BlackRock API Prize at Cal Hacks </text:span><text:span text:style-name="T81">6.0</text:span><text:span text:style-name="T77">,</text:span><text:span text:style-name="T55"> the largest collegiate hackathon in the world</text:span></text:p>
              </text:list-item>
              <text:list-item>
                <text:p text:style-name="P65"><text:span text:style-name="T59">Built</text:span><text:span text:style-name="T60"> </text:span><text:span text:style-name="T59">a </text:span><text:span text:style-name="T60">tool</text:span><text:span text:style-name="T54"> </text:span><text:span text:style-name="T65">that helps users gain insight into the diversity of</text:span><text:span text:style-name="T54"> </text:span><text:span text:style-name="T65">an </text:span><text:span text:style-name="T54">investment portfolio </text:span><text:span text:style-name="T73">in relation to</text:span><text:span text:style-name="T54"> any</text:span><text:span text:style-name="T64"> </text:span><text:span text:style-name="T65">applicable </text:span><text:span text:style-name="T54">security </text:span><text:span text:style-name="T66">data </text:span><text:span text:style-name="T54">attribute </text:span><text:span text:style-name="T66">(e.g., sector, asset type, or country)</text:span></text:p>
              </text:list-item>
              <text:list-item>
                <text:p text:style-name="P66"><text:span text:style-name="T83">Leveraged</text:span><text:span text:style-name="T84"> BlackRock’</text:span><text:span text:style-name="T85">s</text:span><text:span text:style-name="T84"> API to </text:span><text:span text:style-name="T86">compile, </text:span><text:span text:style-name="T84">sort, and categorize </text:span><text:span text:style-name="T87">security</text:span><text:span text:style-name="T84"> data</text:span><text:span text:style-name="T87"> </text:span><text:span text:style-name="T89">from </text:span><text:span text:style-name="T88">a </text:span><text:span text:style-name="T89">set of stock tickers</text:span></text:p>
              </text:list-item>
              <text:list-item>
                <text:p text:style-name="P67"><text:span text:style-name="T61">Integrated</text:span><text:span text:style-name="T54"> MatPlotLib to visualize </text:span><text:span text:style-name="T62">calculated diversity</text:span><text:span text:style-name="T54"> data and to create a GUI for </text:span><text:span text:style-name="T64">portfolio </text:span><text:span text:style-name="T63">input</text:span><text:span text:style-name="T54"> <text:s text:c="3"/></text:span><text:span text:style-name="T76"><text:s text:c="7"/></text:span><text:span text:style-name="T54"><text:s/></text:span><text:span text:style-name="T76"><text:s text:c="2"/></text:span><text:span text:style-name="T10"><text:s text:c="13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13"><text:span text:style-name="Strong_20_Emphasis"><text:span text:style-name="T13">Bomberman Remastered (Java</text:span></text:span><text:span text:style-name="Strong_20_Emphasis"><text:span text:style-name="T12">)</text:span></text:span></text:p>
            <text:list xml:id="list132325683162989" text:continue-numbering="true" text:style-name="L1">
              <text:list-item>
                <text:p text:style-name="P71">Created an improved remake of the game Bomberman that runs on modern operating systems</text:p>
              </text:list-item>
              <text:list-item>
                <text:p text:style-name="P72">Devised a <text:span text:style-name="T115">completely new and original</text:span> “competitive mode”, featuring dynamic multiplayer gameplay</text:p>
              </text:list-item>
              <text:list-item>
                <text:p text:style-name="P68"><text:span text:style-name="T67">Utilized the Java Swing toolkit to design game </text:span><text:span text:style-name="T68">menus</text:span><text:span text:style-name="T69">,</text:span><text:span text:style-name="T67"> </text:span><text:span text:style-name="T69">handle controls, and execute game events</text:span></text:p>
              </text:list-item>
              <text:list-item>
                <text:p text:style-name="P68"><text:span text:style-name="T70">Played extensively by </text:span><text:span text:style-name="T75">peers</text:span><text:span text:style-name="T70"> and voted </text:span><text:span text:style-name="T71">in the top </text:span><text:span text:style-name="T74">3</text:span><text:span text:style-name="T71"> </text:span><text:span text:style-name="T70">when presented at a </text:span><text:span text:style-name="T72">school</text:span><text:span text:style-name="T70"> </text:span><text:span text:style-name="T71">project </text:span><text:span text:style-name="T70">fair</text:span><text:span text:style-name="T54"> <text:s/></text:span><text:span text:style-name="T76"><text:s text:c="7"/></text:span><text:span text:style-name="T54"><text:s/></text:span><text:span text:style-name="T76"><text:s text:c="2"/></text:span><text:span text:style-name="T10"><text:s text:c="13"/></text:span><text:span text:style-name="T34"><text:s/></text:span><text:span text:style-name="T10"><text:s text:c="51"/></text:span><text:span text:style-name="T20"><text:s text:c="7"/></text:span><text:span text:style-name="T39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3"><text:span text:style-name="Strong_20_Emphasis"><text:span text:style-name="T14">Personal Website (HTML, CSS, JavaScript) </text:span></text:span></text:p>
            <text:list xml:id="list132326104776877" text:continue-numbering="true" text:style-name="L1">
              <text:list-item>
                <text:p text:style-name="P75"><text:span text:style-name="T91">Designed and </text:span><text:span text:style-name="T92">built</text:span><text:span text:style-name="T85"> a </text:span><text:span text:style-name="T82">personal website</text:span><text:span text:style-name="T93"> </text:span><text:span text:style-name="T95">from scratch, </text:span><text:span text:style-name="T91">utilizing</text:span><text:span text:style-name="T94"> the Bootstrap </text:span><text:span text:style-name="T95">front end</text:span><text:span text:style-name="T85"> </text:span><text:span text:style-name="T94">framework</text:span></text:p>
              </text:list-item>
              <text:list-item>
                <text:p text:style-name="P76"><text:span text:style-name="T94">I</text:span><text:span text:style-name="T82">ncorporated jQuery </text:span><text:span text:style-name="T96">for</text:span><text:span text:style-name="T82"> site animations and the Google Fonts API for </text:span><text:span text:style-name="T97">global</text:span><text:span text:style-name="T82"> type</text:span><text:span text:style-name="T96">face</text:span><text:span text:style-name="T82"> compatibility</text:span></text:p>
              </text:list-item>
              <text:list-item>
                <text:p text:style-name="P76"><text:span text:style-name="T93">H</text:span><text:span text:style-name="T98">osted page files remotely on UC Berkeley Open Computing Facility servers, via SSH </text:span><text:bookmark text:name="firstHeading1112"/><text:span text:style-name="T105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14"><text:span text:style-name="Strong_20_Emphasis"><text:span text:style-name="T15">Scheme Language Interpreter (Python)</text:span></text:span></text:p>
            <text:list xml:id="list132326298170558" text:continue-numbering="true" text:style-name="L1">
              <text:list-item>
                <text:p text:style-name="P79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7"><text:span text:style-name="T104">Ensured correct evaluation procedures for</text:span><text:span text:style-name="T90"> </text:span><text:span text:style-name="T99">exceptions, macros,</text:span><text:span text:style-name="T101"> </text:span><text:span text:style-name="T100">and </text:span><text:span text:style-name="T104">short-circuiting </text:span><text:span text:style-name="T102">special form</text:span><text:span text:style-name="T100">s</text:span></text:p>
              </text:list-item>
              <text:list-item>
                <text:p text:style-name="P78"><text:span text:style-name="T104">Optimized memory by implementing</text:span><text:span text:style-name="T103"> tail </text:span><text:span text:style-name="T104">recursion</text:span><text:span text:style-name="T103">, environments, and le</text:span><text:span text:style-name="T104">xical/dynamic scoping</text:span></text:p>
              </text:list-item>
            </text:list>
          </table:table-cell>
        </table:table-row>
      </table:table>
      <text:p text:style-name="P3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0">ACTIVITIES</text:p>
          </table:table-cell>
          <table:table-cell table:style-name="Table9.A1" office:value-type="string">
            <text:p text:style-name="P2">Catalyst for Success <text:s/></text:p>
            <text:p text:style-name="P25"><text:span text:style-name="Strong_20_Emphasis"><text:span text:style-name="T154">Treasurer, </text:span></text:span><text:span text:style-name="Strong_20_Emphasis"><text:span text:style-name="T155">Senior Technology Mentor</text:span></text:span><text:span text:style-name="Strong_20_Emphasis"><text:span text:style-name="T121"> </text:span></text:span><text:span text:style-name="T120"><text:s/></text:span><text:span text:style-name="T117"><text:s text:c="24"/></text:span><text:span text:style-name="T151"><text:s/></text:span><text:span text:style-name="T117"><text:s text:c="51"/></text:span><text:span text:style-name="T152"><text:s text:c="7"/></text:span><text:span text:style-name="T138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9.A1" office:value-type="string">
            <text:p text:style-name="P5">San Diego, CA</text:p>
            <text:p text:style-name="P16"><text:span text:style-name="T22"><text:s text:c="2"/></text:span><text:span text:style-name="T26">Sep. 2017 — Aug. 2019</text:span></text:p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6"/>
          </table:table-cell>
          <table:table-cell table:style-name="Table13.A1" office:value-type="string">
            <text:list xml:id="list132326189671406" text:continue-numbering="true" text:style-name="L1">
              <text:list-item>
                <text:p text:style-name="P73">Taught programming and circuitry at the library to over 200 students (Python, Javascript, Arduino)</text:p>
              </text:list-item>
              <text:list-item>
                <text:p text:style-name="P74">Worked with library officials to organize regular weekly workshops and week-long summer camps</text:p>
              </text:list-item>
            </text:list>
          </table:table-cell>
        </table:table-row>
      </table:table>
      <text:p text:style-name="P38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51">A<text:span text:style-name="T161">WARDS</text:span></text:p>
          </table:table-cell>
          <table:table-cell table:style-name="Table14.A1" office:value-type="string">
            <text:p text:style-name="P27"><text:span text:style-name="T163">Winner</text:span><text:span text:style-name="T108">, </text:span><text:span text:style-name="T106">CalHacks </text:span><text:span text:style-name="T107">6.0 BlackRock API Prize </text:span></text:p>
            <text:p text:style-name="P28"><text:span text:style-name="T2">Computer Science Scholar</text:span><text:span text:style-name="T108">,</text:span><text:span text:style-name="T162"> </text:span><text:span text:style-name="T109">I</text:span><text:span text:style-name="T106">ntuit Scholarship Program</text:span></text:p>
            <text:p text:style-name="P28"><text:span text:style-name="T164">Computer Science Scholar</text:span><text:span text:style-name="T165">,</text:span><text:span text:style-name="T1"> </text:span><text:span text:style-name="T106">Intuit George A. Hansen Program </text:span></text:p>
            <text:p text:style-name="P26"><text:span text:style-name="T139">Champion</text:span><text:span text:style-name="T156">,</text:span><text:span text:style-name="T139"> </text:span><text:span text:style-name="T141">So</text:span><text:span text:style-name="T150">uthern </text:span><text:span text:style-name="T142">Cal</text:span><text:span text:style-name="T150">ifornia</text:span><text:span text:style-name="T141"> Developmental Soccer League </text:span><text:span text:style-name="T143">Div. 1</text:span><text:span text:style-name="T117"> <text:s text:c="19"/></text:span><text:span text:style-name="T151"><text:s/></text:span><text:span text:style-name="T117"><text:s text:c="51"/></text:span><text:span text:style-name="T152"><text:s text:c="7"/></text:span><text:span text:style-name="T138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14.A1" office:value-type="string">
            <text:p text:style-name="P15"><text:span text:style-name="T26">O</text:span><text:span text:style-name="T25">ct. 2019</text:span></text:p>
            <text:p text:style-name="P24"><text:span text:style-name="T116">Apr</text:span>. 2019</text:p>
            <text:p text:style-name="P24"><text:span text:style-name="T116">Apr</text:span>. 2019</text:p>
            <text:p text:style-name="P8">Dec. 2018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SKILLS</text:p>
          </table:table-cell>
          <table:table-cell table:style-name="Table3.A1" office:value-type="string">
            <text:p text:style-name="P6"><text:span text:style-name="T110">Languages:</text:span><text:span text:style-name="T111"> </text:span>Python, Java, SQL, HTML/CSS, <text:span text:style-name="T113">JavaScript</text:span></text:p>
            <text:p text:style-name="P26"><text:span text:style-name="T140">Frameworks/Technologies: </text:span><text:span text:style-name="T145">Git, </text:span><text:span text:style-name="T146">Unix,</text:span><text:span text:style-name="T147"> </text:span><text:span text:style-name="T148">Bootstrap, NumPy,</text:span><text:span text:style-name="T147"> MATLAB</text:span><text:span text:style-name="T144"> </text:span><text:span text:style-name="T117"><text:s text:c="18"/></text:span><text:span text:style-name="T151"><text:s/></text:span><text:span text:style-name="T117"><text:s text:c="51"/></text:span><text:span text:style-name="T152"><text:s text:c="7"/></text:span><text:span text:style-name="T138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3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4T13:23:25.059225451</dc:date>
    <meta:editing-duration>P1DT10H43S</meta:editing-duration>
    <meta:editing-cycles>307</meta:editing-cycles>
    <meta:document-statistic meta:table-count="13" meta:image-count="6" meta:object-count="0" meta:page-count="2" meta:paragraph-count="65" meta:word-count="490" meta:character-count="5764" meta:non-whitespace-character-count="2942"/>
  </office:meta>
</office:document-meta>
</file>